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9">
      <style:paragraph-properties fo:margin-top="0cm" fo:margin-bottom="0cm" style:contextual-spacing="false"/>
    </style:style>
    <style:style style:name="P17" style:family="paragraph" style:parent-style-name="Text_20_body" style:list-style-name="L10"/>
    <style:style style:name="P18" style:family="paragraph" style:parent-style-name="Text_20_body" style:list-style-name="L10">
      <style:paragraph-properties fo:margin-top="0cm" fo:margin-bottom="0cm" style:contextual-spacing="false"/>
    </style:style>
    <style:style style:name="P19" style:family="paragraph" style:parent-style-name="Text_20_body" style:list-style-name="L11"/>
    <style:style style:name="P20" style:family="paragraph" style:parent-style-name="Text_20_body" style:list-style-name="L11">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etermining the price for a project like yours, such as the <text:span text:style-name="Strong_20_Emphasis">GYM Manager</text:span> system you're developing, depends on several factors, including the scope of work, the technology stack, the time involved, and any ongoing maintenance or support. Here are some key aspects to consider when estimating the cost of such a project:</text:p>
      <text:h text:style-name="Heading_20_3" text:outline-level="3">1. <text:span text:style-name="Strong_20_Emphasis">Project Scope and Complexity</text:span></text:h>
      <text:list text:style-name="L1">
        <text:list-item>
          <text:p text:style-name="P1"><text:span text:style-name="Strong_20_Emphasis">Features &amp; Functionality</text:span>: The more features you include, the higher the price. Your project involves a variety of complex features like:</text:p>
          <text:list>
            <text:list-item>
              <text:p text:style-name="P2">Scheduling </text:p>
            </text:list-item>
            <text:list-item>
              <text:p text:style-name="P2">Payment processing </text:p>
            </text:list-item>
            <text:list-item>
              <text:p text:style-name="P2">QR code access </text:p>
            </text:list-item>
            <text:list-item>
              <text:p text:style-name="P2">Personalized workout tracking </text:p>
            </text:list-item>
            <text:list-item>
              <text:p text:style-name="P2">Hydration reminders </text:p>
            </text:list-item>
            <text:list-item>
              <text:p text:style-name="P2">Sales and product management (supplements, merchandise) </text:p>
            </text:list-item>
            <text:list-item>
              <text:p text:style-name="P2">User-specific recommendations (machine use, goals) </text:p>
            </text:list-item>
            <text:list-item>
              <text:p text:style-name="P2">Integration with external APIs (for payments, user data) </text:p>
            </text:list-item>
            <text:list-item>
              <text:p text:style-name="P2">Multi-platform support (web, Android, iOS, Linux) </text:p>
            </text:list-item>
          </text:list>
        </text:list-item>
        <text:list-item>
          <text:p text:style-name="P1"><text:span text:style-name="Strong_20_Emphasis">Design</text:span>: UI/UX design, especially for cross-platform apps, will require professional attention to detail. You also need to factor in mobile optimization and accessibility.</text:p>
        </text:list-item>
        <text:list-item>
          <text:p text:style-name="P1"><text:span text:style-name="Strong_20_Emphasis">Integration with external systems</text:span>: If the gym uses external systems (payment processors, CRM, etc.), the integration could increase the complexity of the project.</text:p>
        </text:list-item>
      </text:list>
      <text:h text:style-name="Heading_20_3" text:outline-level="3">2. <text:span text:style-name="Strong_20_Emphasis">Development Time</text:span></text:h>
      <text:list text:style-name="L2">
        <text:list-item>
          <text:p text:style-name="P3"><text:span text:style-name="Strong_20_Emphasis">Estimated Hours</text:span>: Calculate the number of hours required for each phase:</text:p>
          <text:list>
            <text:list-item>
              <text:p text:style-name="P4">Requirements gathering </text:p>
            </text:list-item>
            <text:list-item>
              <text:p text:style-name="P4">Design (UI/UX) </text:p>
            </text:list-item>
            <text:list-item>
              <text:p text:style-name="P4">Backend and frontend development </text:p>
            </text:list-item>
            <text:list-item>
              <text:p text:style-name="P4">Database and API integration </text:p>
            </text:list-item>
            <text:list-item>
              <text:p text:style-name="P4">Testing (unit, integration, user acceptance) </text:p>
            </text:list-item>
            <text:list-item>
              <text:p text:style-name="P3">Deployment and support </text:p>
            </text:list-item>
          </text:list>
          <text:p text:style-name="P3">For example:</text:p>
          <text:list text:continue-numbering="true">
            <text:list-item>
              <text:p text:style-name="P4"><text:span text:style-name="Strong_20_Emphasis">Frontend development</text:span>: 200–400 hours </text:p>
            </text:list-item>
            <text:list-item>
              <text:p text:style-name="P4"><text:span text:style-name="Strong_20_Emphasis">Backend development</text:span>: 400–600 hours </text:p>
            </text:list-item>
            <text:list-item>
              <text:p text:style-name="P4"><text:span text:style-name="Strong_20_Emphasis">Database design and integration</text:span>: 100–150 hours </text:p>
            </text:list-item>
            <text:list-item>
              <text:p text:style-name="P4"><text:span text:style-name="Strong_20_Emphasis">Testing and QA</text:span>: 100–150 hours </text:p>
            </text:list-item>
            <text:list-item>
              <text:p text:style-name="P3"><text:span text:style-name="Strong_20_Emphasis">Project management and client communication</text:span>: 50–100 hours </text:p>
            </text:list-item>
          </text:list>
          <text:p text:style-name="P3">This could range from <text:span text:style-name="Strong_20_Emphasis">800 to 1,400 hours</text:span> or more, depending on the complexity.</text:p>
        </text:list-item>
      </text:list>
      <text:h text:style-name="Heading_20_3" text:outline-level="3"><text:soft-page-break/>3. <text:span text:style-name="Strong_20_Emphasis">Hourly Rates</text:span></text:h>
      <text:list text:style-name="L3">
        <text:list-item>
          <text:p text:style-name="P5"><text:span text:style-name="Strong_20_Emphasis">Location-Based Rates</text:span>: Hourly rates can vary widely depending on where you (or your development team) are located:</text:p>
          <text:list>
            <text:list-item>
              <text:p text:style-name="P6"><text:span text:style-name="Strong_20_Emphasis">North America &amp; Western Europe</text:span>: $100–$200 per hour </text:p>
            </text:list-item>
            <text:list-item>
              <text:p text:style-name="P6"><text:span text:style-name="Strong_20_Emphasis">Eastern Europe</text:span>: $30–$80 per hour </text:p>
            </text:list-item>
            <text:list-item>
              <text:p text:style-name="P6"><text:span text:style-name="Strong_20_Emphasis">South Asia (India, Pakistan)</text:span>: $15–$50 per hour </text:p>
            </text:list-item>
            <text:list-item>
              <text:p text:style-name="P6"><text:span text:style-name="Strong_20_Emphasis">Latin America</text:span>: $30–$80 per hour </text:p>
            </text:list-item>
          </text:list>
        </text:list-item>
        <text:list-item>
          <text:p text:style-name="P5"><text:span text:style-name="Strong_20_Emphasis">Specialized Skills</text:span>: Given the technical complexity (payment integration, personalized algorithms, multi-platform support), the hourly rate could be on the higher end.</text:p>
        </text:list-item>
      </text:list>
      <text:h text:style-name="Heading_20_3" text:outline-level="3">4. <text:span text:style-name="Strong_20_Emphasis">Fixed Price vs. Hourly Billing</text:span></text:h>
      <text:list text:style-name="L4">
        <text:list-item>
          <text:p text:style-name="P7"><text:span text:style-name="Strong_20_Emphasis">Fixed Price</text:span>: Given that you already have a detailed project scope, you could offer a fixed-price quote. For example, if the total estimated hours are 1,200 hours and the hourly rate is $75 (mid-range), the estimated price would be:</text:p>
          <text:list>
            <text:list-item>
              <text:p text:style-name="P8"><text:span text:style-name="Strong_20_Emphasis">1,200 hours x $75/hour = $90,000</text:span> </text:p>
            </text:list-item>
          </text:list>
        </text:list-item>
        <text:list-item>
          <text:p text:style-name="P7"><text:span text:style-name="Strong_20_Emphasis">Hourly Billing</text:span>: If you bill hourly, clients will pay based on actual hours worked. This provides flexibility, especially for ongoing maintenance or changes in scope.</text:p>
        </text:list-item>
      </text:list>
      <text:h text:style-name="Heading_20_3" text:outline-level="3">5. <text:span text:style-name="Strong_20_Emphasis">Other Costs to Factor In</text:span></text:h>
      <text:list text:style-name="L5">
        <text:list-item>
          <text:p text:style-name="P10"><text:span text:style-name="Strong_20_Emphasis">Third-Party Costs</text:span>: If you need to use any third-party services (e.g., for payment gateways, external APIs, cloud services), you need to include these costs in your estimate. </text:p>
        </text:list-item>
        <text:list-item>
          <text:p text:style-name="P9"><text:span text:style-name="Strong_20_Emphasis">Ongoing Maintenance &amp; Support</text:span>: Consider if your pricing model includes post-launch support. Maintenance contracts could range from 15-20% of the total project cost annually for bug fixes, updates, and support. </text:p>
        </text:list-item>
      </text:list>
      <text:h text:style-name="Heading_20_3" text:outline-level="3">6. <text:span text:style-name="Strong_20_Emphasis">Market Rates for Similar Projects</text:span></text:h>
      <text:list text:style-name="L6">
        <text:list-item>
          <text:p text:style-name="P11">For a gym management system like the one you are building, which includes payments, schedules, QR code access, multi-platform support, etc., the cost could range anywhere from <text:span text:style-name="Strong_20_Emphasis">$50,000 to $150,000</text:span> or more, depending on the complexity, timeline, and region. </text:p>
        </text:list-item>
      </text:list>
      <text:p text:style-name="Text_20_body"><text:span text:style-name="Strong_20_Emphasis">Examples of similar projects</text:span>:</text:p>
      <text:list text:style-name="L7">
        <text:list-item>
          <text:p text:style-name="P13">A <text:span text:style-name="Strong_20_Emphasis">fitness app</text:span> with basic features could cost around <text:span text:style-name="Strong_20_Emphasis">$20,000 to $50,000</text:span>. </text:p>
        </text:list-item>
        <text:list-item>
          <text:p text:style-name="P12">A <text:span text:style-name="Strong_20_Emphasis">comprehensive gym management platform</text:span> with additional integrations and cross-platform support might range from <text:span text:style-name="Strong_20_Emphasis">$50,000 to $150,000+</text:span>. </text:p>
        </text:list-item>
      </text:list>
      <text:h text:style-name="Heading_20_3" text:outline-level="3">7. <text:span text:style-name="Strong_20_Emphasis">Discounts for Long-Term Relationships</text:span></text:h>
      <text:list text:style-name="L8">
        <text:list-item>
          <text:p text:style-name="P14">If this is a repeat client or a long-term project with opportunities for future phases (e.g., additional features, support), you could offer a discount or work out a tiered pricing model. </text:p>
        </text:list-item>
      </text:list>
      <text:h text:style-name="Heading_20_3" text:outline-level="3"><text:soft-page-break/>8. <text:span text:style-name="Strong_20_Emphasis">Payment Terms</text:span></text:h>
      <text:list text:style-name="L9">
        <text:list-item>
          <text:p text:style-name="P16"><text:span text:style-name="Strong_20_Emphasis">Milestone Payments</text:span>: Break the payment into stages: </text:p>
          <text:list>
            <text:list-item>
              <text:p text:style-name="P16">20% on signing the contract </text:p>
            </text:list-item>
            <text:list-item>
              <text:p text:style-name="P16">30% after the design phase </text:p>
            </text:list-item>
            <text:list-item>
              <text:p text:style-name="P16">30% after development (when it’s near completion) </text:p>
            </text:list-item>
            <text:list-item>
              <text:p text:style-name="P15">20% upon delivery/deployment </text:p>
            </text:list-item>
          </text:list>
        </text:list-item>
      </text:list>
      <text:p text:style-name="Horizontal_20_Line"/>
      <text:h text:style-name="Heading_20_3" text:outline-level="3"><text:span text:style-name="Strong_20_Emphasis">Estimate Range for Your Project</text:span></text:h>
      <text:list text:style-name="L10">
        <text:list-item>
          <text:p text:style-name="P18"><text:span text:style-name="Strong_20_Emphasis">Basic Version (without some features)</text:span>: $50,000–$75,000 </text:p>
        </text:list-item>
        <text:list-item>
          <text:p text:style-name="P18"><text:span text:style-name="Strong_20_Emphasis">Mid-Range Version (with most features)</text:span>: $75,000–$100,000 </text:p>
        </text:list-item>
        <text:list-item>
          <text:p text:style-name="P17"><text:span text:style-name="Strong_20_Emphasis">Full Feature Set (advanced features, integrations, cross-platform support)</text:span>: $100,000–$150,000+ </text:p>
        </text:list-item>
      </text:list>
      <text:p text:style-name="Text_20_body">These prices are rough estimates, and depending on the level of custom work and complexity, the actual cost could be higher or lower.</text:p>
      <text:p text:style-name="Horizontal_20_Line"/>
      <text:h text:style-name="Heading_20_3" text:outline-level="3">Final Recommendations:</text:h>
      <text:list text:style-name="L11">
        <text:list-item>
          <text:p text:style-name="P20"><text:span text:style-name="Strong_20_Emphasis">Breakdown your project into clear phases</text:span> (design, development, testing, deployment) and estimate time and resources for each phase. </text:p>
        </text:list-item>
        <text:list-item>
          <text:p text:style-name="P20"><text:span text:style-name="Strong_20_Emphasis">Do some market research</text:span> on similar products and what competitors charge for comparable systems. </text:p>
        </text:list-item>
        <text:list-item>
          <text:p text:style-name="P20"><text:span text:style-name="Strong_20_Emphasis">Adjust your rates</text:span> based on your team's skill level and geographical location. </text:p>
        </text:list-item>
        <text:list-item>
          <text:p text:style-name="P19"><text:span text:style-name="Strong_20_Emphasis">Communicate with your client</text:span> and ensure that both parties are aligned on what’s included in the price (features, support, ongoing maintenance). </text:p>
        </text:list-item>
      </text:list>
      <text:p text:style-name="Text_20_body">Let me know if you'd like assistance in calculating more specific costs or tailoring this to your situatio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3T17:08:54.863000000</meta:creation-date>
    <dc:date>2024-12-23T17:08:57.082000000</dc:date>
    <meta:editing-duration>PT3S</meta:editing-duration>
    <meta:editing-cycles>1</meta:editing-cycles>
    <meta:generator>LibreOffice/7.6.2.1$Windows_X86_64 LibreOffice_project/56f7684011345957bbf33a7ee678afaf4d2ba333</meta:generator>
    <meta:document-statistic meta:table-count="0" meta:image-count="0" meta:object-count="0" meta:page-count="3" meta:paragraph-count="67" meta:word-count="784" meta:character-count="4974" meta:non-whitespace-character-count="4279"/>
  </office:meta>
</office:document-meta>
</file>